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20000033C11CB75B14CBB50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3035in" svg:height="7.1929in" draw:z-index="0"><draw:image xlink:href="Pictures/10000201000004020000033C11CB75B14CBB50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38:02.414461457</meta:creation-date>
    <dc:date>2017-04-20T10:38:54.539988506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